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NewRoman" svg:font-family="TimesNew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6898in" fo:margin-right="-0.4898in" fo:margin-top="0in" fo:margin-bottom="0in" style:line-height-at-least="0.0693in" fo:text-indent="0in" style:auto-text-indent="false"/>
      <style:text-properties style:font-name="TimesNewRoman"/>
    </style:style>
    <style:style style:name="P2" style:family="paragraph" style:parent-style-name="Standard">
      <style:paragraph-properties fo:margin-left="-0.6898in" fo:margin-right="-0.4898in" fo:margin-top="0in" fo:margin-bottom="0in" style:line-height-at-least="0.0693in" fo:text-indent="0in" style:auto-text-indent="false"/>
    </style:style>
    <style:style style:name="P3" style:family="paragraph" style:parent-style-name="Standard">
      <style:paragraph-properties fo:margin-left="-0.6898in" fo:margin-right="-0.4898in" fo:margin-top="0in" fo:margin-bottom="0in" style:line-height-at-least="0.0693in" fo:text-indent="0in" style:auto-text-indent="false">
        <style:tab-stops>
          <style:tab-stop style:position="-1.8374in"/>
          <style:tab-stop style:position="-0.8791in"/>
          <style:tab-stop style:position="-0.1898in"/>
          <style:tab-stop style:position="0.5in"/>
        </style:tab-stops>
      </style:paragraph-properties>
    </style:style>
    <style:style style:name="P4" style:family="paragraph" style:parent-style-name="Standard">
      <style:paragraph-properties fo:margin-left="-0.6898in" fo:margin-right="-0.4898in" fo:margin-top="0in" fo:margin-bottom="0in" style:line-height-at-least="0.0693in" fo:text-indent="0in" style:auto-text-indent="false"/>
      <style:text-properties fo:font-weight="normal" style:font-weight-asian="normal" style:font-weight-complex="normal"/>
    </style:style>
    <style:style style:name="P5" style:family="paragraph" style:parent-style-name="Standard" style:master-page-name="Standard">
      <style:paragraph-properties fo:margin-left="-0.6898in" fo:margin-right="-0.6862in" fo:margin-top="0in" fo:margin-bottom="0in" fo:line-height="150%" fo:text-indent="0in" style:auto-text-indent="false" style:page-number="auto"/>
      <style:text-properties fo:font-weight="normal" style:font-weight-asian="normal" style:font-weight-complex="normal"/>
    </style:style>
    <style:style style:name="P6" style:family="paragraph" style:parent-style-name="Standard">
      <style:paragraph-properties fo:margin-left="-0.6898in" fo:margin-right="-0.6862in" fo:margin-top="0in" fo:margin-bottom="0in" fo:line-height="150%" fo:text-indent="0in" style:auto-text-indent="false"/>
      <style:text-properties fo:font-weight="normal" style:font-weight-asian="normal" style:font-weight-complex="normal"/>
    </style:style>
    <style:style style:name="P7" style:family="paragraph" style:parent-style-name="Header">
      <style:paragraph-properties fo:text-align="center" style:justify-single-word="false"/>
      <style:text-properties style:font-name="TimesNewRoman" fo:font-weight="bold" style:font-weight-asian="bold" style:font-weight-complex="bold"/>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style:text-underline-style="none" style:font-size-asian="14pt" style:font-name-complex="Times New Roman1" style:font-size-complex="14pt"/>
    </style:style>
    <style:style style:name="T6" style:family="text">
      <style:text-properties style:font-name="Times New Roman" fo:font-size="12pt" style:font-size-asian="12pt" style:font-name-complex="Times New Roman1"/>
    </style:style>
    <style:style style:name="T7" style:family="text">
      <style:text-properties style:font-name="Times New Roman" fo:font-size="12pt" style:font-size-asian="12pt" style:font-name-complex="Times New Roman1" style:font-size-complex="14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fo:font-weight="bold" style:font-size-asian="12pt" style:font-weight-asian="bold" style:font-name-complex="Times New Roman1" style:font-size-complex="14pt" style:font-weight-complex="bold"/>
    </style:style>
    <style:style style:name="T10" style:family="text">
      <style:text-properties style:font-name="Times New Roman" fo:font-size="12pt" style:text-underline-style="solid" style:text-underline-width="auto" style:text-underline-color="font-color" style:font-size-asian="12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Among them the main ones are Grid, Block, and Level. One of us – </text:span><text:span text:style-name="T3">Samir Musali</text:span><text:span text:style-name="T4"> was responsible for writing implementation of Level and its subclasses, and another – </text:span><text:span text:style-name="T3">Rasul Rasulzada</text:span><text:span text:style-name="T4"> was responsible for writing implementation of </text:span><text:span text:style-name="T3">TextDisplay</text:span><text:span text:style-name="T4">, </text:span><text:span text:style-name="T3">XWindow</text:span><text:span text:style-name="T4">, and </text:span><text:span text:style-name="T3">Cell</text:span><text:span text:style-name="T4">. We wrote implementation of others – </text:span><text:span text:style-name="T3">Grid</text:span><text:span text:style-name="T4"> and </text:span><text:span text:style-name="T3">Block</text:span><text:span text:style-name="T4"> together. The game is established on </text:span><text:span text:style-name="T3">Grid</text:span><text:span text:style-name="T4">. </text:span><text:span text:style-name="T3">Grid</text:span><text:span text:style-name="T4"> has 2 </text:span><text:span text:style-name="T3">Block</text:span><text:span text:style-name="T4"> pointers: </text:span><text:span text:style-name="T3">currentBlock</text:span><text:span text:style-name="T4"> and </text:span><text:span text:style-name="T3">nextBlock</text:span><text:span text:style-name="T4">. </text:span><text:span text:style-name="T3">Block</text:span><text:span text:style-name="T4">s themselves consist of 4 </text:span><text:span text:style-name="T3">Cell</text:span><text:span text:style-name="T4">s regardless of their types. </text:span><text:span text:style-name="T3">Block</text:span><text:span text:style-name="T4">s have their own identification character which will differ one from another according to their type. The movement command functions are defined in the </text:span><text:span text:style-name="T3">Block</text:span><text:span text:style-name="T5"> except rotate functions,</text:span><text:span text:style-name="T4"> <text:s/>and in addition to identification character every </text:span><text:span text:style-name="T3">Block</text:span><text:span text:style-name="T4"> has a colour. Default level is set as </text:span><text:span text:style-name="T3">Level 0</text:span><text:span text:style-name="T4">; so, the game starts within </text:span><text:span text:style-name="T3">Level 0</text:span><text:span text:style-name="T4">, and the next blocks will be generated according to the given file; so, if there is no file, </text:span><text:span text:style-name="T3">Level 0</text:span><text:span text:style-name="T4"> takes “sequence.txt”. In the beginning of the game firstly </text:span><text:span text:style-name="T3">getNextBlock</text:span><text:span text:style-name="T4"> is called, it produces our first current block on the </text:span><text:span text:style-name="T3">Grid</text:span><text:span text:style-name="T4">, and then we call it again; so, the game is ready to start. After “Drop” command is executed, </text:span><text:span text:style-name="T3">currentBlock</text:span><text:span text:style-name="T4"> is updated and </text:span><text:span text:style-name="T3">getNextBlock</text:span><text:span text:style-name="T4"> will be called again to generate new </text:span><text:span text:style-name="T3">Block</text:span><text:span text:style-name="T4">. The way of generating blocks changes by the </text:span><text:span text:style-name="T3">Level</text:span><text:span text:style-name="T4">. If player wants to change </text:span><text:span text:style-name="T3">Level</text:span><text:span text:style-name="T4">, the game will be go on, but the method of generating </text:span><text:span text:style-name="T3">Block</text:span><text:span text:style-name="T4">s will be changed. The block showing as next still</text:span></text:p>
      <text:p text:style-name="P6"><text:span text:style-name="T4">comes next, but subsequent blocks are generated using the new level. If the game is restarted, the all in </text:span><text:span text:style-name="T3">Grid</text:span><text:span text:style-name="T4"> except </text:span><text:span text:style-name="T3">hiScore</text:span><text:span text:style-name="T4"> is recreated. We can see that “Down” is a kind of “Drop”; in other words, “Drop” consists of finite number of “Down” functions; so, after each dropping, </text:span><text:span text:style-name="T3">Grid</text:span><text:span text:style-name="T4"> will check its lines in which line is full or not; if any line is full, it will be cleared, and everything above comes down. Each </text:span><text:span text:style-name="T3">Cell</text:span><text:span text:style-name="T4"> has its </text:span><text:span text:style-name="T3">isFree</text:span><text:span text:style-name="T4"> field which shows it is active (or occupied) or not. When </text:span><text:span text:style-name="T3">nextBlock</text:span><text:span text:style-name="T4"> replaces the </text:span><text:span text:style-name="T3">currentBlock</text:span><text:span text:style-name="T4">, the </text:span><text:span text:style-name="T3">Cell</text:span><text:span text:style-name="T4">s of </text:span><text:span text:style-name="T3">nextBlock</text:span><text:span text:style-name="T4"> will be appeared on </text:span><text:span text:style-name="T3">Grid</text:span><text:span text:style-name="T4">. We know that moving </text:span><text:span text:style-name="T3">Block</text:span><text:span text:style-name="T4"> means moving its </text:span><text:span text:style-name="T3">Cell</text:span><text:span text:style-name="T4">s; so, when the </text:span><text:span text:style-name="T3">Block</text:span><text:span text:style-name="T4"> changes its coordinates, the </text:span><text:span text:style-name="T3">Cell</text:span><text:span text:style-name="T4">s in the old coordinates will be freed and the new ones will be occupied. We used the method </text:span><text:span text:style-name="T3">DrawBlock</text:span><text:span text:style-name="T4"> for drawing it under the game board to show which </text:span><text:span text:style-name="T3">Block</text:span><text:span text:style-name="T4"> is next. We used </text:span><text:span text:style-name="T3">TextDisplay</text:span><text:span text:style-name="T4"> and </text:span><text:span text:style-name="T3">Xwindow</text:span><text:span text:style-name="T4"> similarly as we used in Assignment 4. In addition, we want to add extra feature called “skip” in the end of implementation; so, this new feature skips the </text:span><text:span text:style-name="T3">currentBlock</text:span><text:span text:style-name="T4">, </text:span><text:span text:style-name="T3">currentBlock</text:span><text:span text:style-name="T4"> will be replaced by </text:span><text:span text:style-name="T3">nextBlock</text:span><text:span text:style-name="T4">, and new </text:span><text:span text:style-name="T3">nextBlock</text:span><text:span text:style-name="T4"> will be generated. We have also used trie.h library from the Assignment 3 in the main.cpp for reading shortened commands. We have also used the special design for graphical display, as extra feature.</text:span></text:p>
      <text:p text:style-name="P2"><text:span text:style-name="T2"/></text:p>
      <text:p text:style-name="P2"><text:soft-page-break/><text:span text:style-name="T2"/></text:p>
      <text:p text:style-name="P2"><text:span text:style-name="T2"/></text:p>
      <text:p text:style-name="P2"><text:span text:style-name="T2">QUESTION1:</text:span></text:p>
      <text:p text:style-name="P2"><text:span text:style-name="T7">How could you design your system to make sure that only these seven kinds of blocks can be generated, and in particular, that non-standard configurations (where, for example, the four pieces are not adjacent) cannot be produced?</text:span></text:p>
      <text:p text:style-name="P2"><text:span text:style-name="T1">ANSWER:</text:span></text:p>
      <text:p text:style-name="P3"><text:span text:style-name="T7">We decided to initialize each block according to the given character that is one of I,J,S,Z,T,O or L. Hence, if something else is given, it will not create any block and none of the “Cell”s will be occupied.</text:span></text:p>
      <text:p text:style-name="P2"/>
      <text:p text:style-name="P2"/>
      <text:p text:style-name="P2"><text:span text:style-name="T2">QUESTION2:</text:span></text:p>
      <text:p text:style-name="P2"><text:span text:style-name="T6">How could you design your system (or modify your existing design) to allow for some generated blocks to disappear from the screen if not cleared before 10 more blocks have fallen? Could the generation of such blocks be easily confined to more advanced levels?</text:span></text:p>
      <text:p text:style-name="P2"><text:span text:style-name="T1">ANSWER:</text:span></text:p>
      <text:p text:style-name="P2"><text:span text:style-name="T8">Since Blocks consist of Cells, and each Cell has the field called isFree and describes whether it is occupied, for Blocks to disappear we will set each of Blocks' Cells free and call notifyDisplay. If you meant how Blocks will disappear while clearing full line, we will call removeline method, and since we do not keep track of dropped Blocks, removeline method is not about Blocks, it is about Cells.</text:span></text:p>
      <text:p text:style-name="P2"/>
      <text:p text:style-name="P2"><text:span text:style-name="T2">QUESTION 3:</text:span></text:p>
      <text:p text:style-name="P2"><text:span text:style-name="T6">How could you design your program to accommodate the possibility of introducing additional levels into the system, with minimum recompilation?</text:span></text:p>
      <text:p text:style-name="P2"><text:span text:style-name="T1">ANSWER:</text:span></text:p>
      <text:p text:style-name="P2"><text:span text:style-name="T6">Actually we have a superclass named “Level” and 4 subclasses for each level, so we would create a new subclass for addition level.</text:span></text:p>
      <text:p text:style-name="P2"/>
      <text:p text:style-name="P2"/>
      <text:p text:style-name="P2"><text:span text:style-name="T2">QUESTION4:</text:span></text:p>
      <text:p text:style-name="P2"><text:span text:style-name="T6">How could you design your system to accommodate the addition of new command names, or changes to existing command names, with minimal changes to source and minimal recompilation? (We acknowledge, of course, that adding a new command probably means <text:s text:c="2"/>adding a new feature, which can mean adding a non-trivial amount of code.) How difficult would it <text:s text:c="2"/>be to adapt your system to support a command whereby a user could rename existing commands (e.g. something like rename counter-clockwise cc)?</text:span></text:p>
      <text:p text:style-name="P2"><text:span text:style-name="T1">ANSWER:</text:span></text:p>
      <text:p text:style-name="P2"><text:span text:style-name="T6">If new command is added, we would create a new class with definition and declaration of that command and then we can easily “connect” it to the main source code with “Visitor Pattern”. That will not change other classes and game will accept it. </text:span></text:p>
      <text:p text:style-name="P1"/>
      <text:p text:style-name="P2"><text:span text:style-name="T2">QUESTION5: (new)</text:span></text:p>
      <text:p text:style-name="P2"><text:span text:style-name="T6">What lessons did this project teach you about developing software in teams? If you worked</text:span></text:p>
      <text:p text:style-name="P2"><text:span text:style-name="T6">alone, what lessons did you learn about writing large programs?</text:span></text:p>
      <text:p text:style-name="P2"><text:span text:style-name="T1">ANSWER:</text:span></text:p>
      <text:p text:style-name="P1"><text:span text:style-name="T6">We have learned working with classes using different patterns. We have learned how to write efficient codes, handle the memory leaks, and work on graphical display.</text:span></text:p>
      <text:p text:style-name="P2"><text:span text:style-name="T9"/></text:p>
      <text:p text:style-name="P2"><text:span text:style-name="T2"/></text:p>
      <text:p text:style-name="P2"><text:soft-page-break/><text:span text:style-name="T2"/></text:p>
      <text:p text:style-name="P2"><text:span text:style-name="T2"/></text:p>
      <text:p text:style-name="P2"><text:span text:style-name="T2">QUESTION6: (new)</text:span></text:p>
      <text:p text:style-name="P2"><text:span text:style-name="T6">What would you have done differently if you had the chance to start over?</text:span></text:p>
      <text:p text:style-name="P2"><text:span text:style-name="T1">ANSWER:</text:span></text:p>
      <text:p text:style-name="P4"><text:span text:style-name="T7">If we had the chance to start over, we would add two extra functions: one of them substitutes the </text:span><text:span text:style-name="T10">NextBlock</text:span><text:span text:style-name="T7"> with the </text:span><text:span text:style-name="T10">CurrentBlock</text:span><text:span text:style-name="T7">, and another one finds out the appropriate place for the </text:span><text:span text:style-name="T10">CurrentBlock</text:span><text:span text:style-name="T7"> to drop; also we would like to write the program using ncurses library for convenienc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NewRoman" svg:font-family="TimesNew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NewRoman" fo:font-weight="bold" style:font-weight-asian="bold"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ina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r </meta:initial-creator>
    <meta:creation-date>2014-04-04T01:25:30</meta:creation-date>
    <dc:date>2014-04-04T02:01:43</dc:date>
    <dc:creator>Samir </dc:creator>
    <meta:editing-duration>PT2M58S</meta:editing-duration>
    <meta:editing-cycles>1</meta:editing-cycles>
    <meta:document-statistic meta:table-count="0" meta:image-count="0" meta:object-count="0" meta:page-count="3" meta:paragraph-count="28" meta:word-count="952" meta:character-count="5634" meta:non-whitespace-character-count="4697"/>
    <meta:generator>LibreOffice/3.5$Linux_X86_64 LibreOffice_project/350m1$Build-2</meta:generator>
  </office:meta>
</office:document-meta>
</file>